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6pt" fo:letter-spacing="normal" fo:language="fr" fo:country="FR" fo:font-style="normal" fo:font-weight="normal" officeooo:paragraph-rsid="00152e04" style:font-size-asian="16pt" style:font-size-complex="16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language="fr" fo:country="FR" fo:font-style="normal" fo:font-weight="normal" officeooo:paragraph-rsid="00152e04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language="fr" fo:country="FR" fo:font-style="normal" fo:font-weight="normal" officeooo:rsid="00152e04" officeooo:paragraph-rsid="00152e04" style:font-size-asian="16pt" style:font-size-complex="16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8pt" fo:letter-spacing="normal" fo:language="fr" fo:country="FR" fo:font-style="normal" fo:font-weight="normal" officeooo:rsid="00152e04" officeooo:paragraph-rsid="00152e04" style:font-size-asian="7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52e0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52e04"/>
    </style:style>
    <style:style style:name="T3" style:family="text">
      <style:text-properties fo:font-variant="normal" fo:text-transform="none" fo:color="#000000" loext:opacity="100%" style:font-name="apple-system" fo:font-size="8pt" fo:letter-spacing="normal" fo:language="fr" fo:country="FR" fo:font-style="normal" fo:font-weight="normal" officeooo:rsid="00152e04" style:font-size-asian="7pt" style:font-size-complex="8pt"/>
    </style:style>
    <style:style style:name="T4" style:family="text">
      <style:text-properties fo:font-variant="normal" fo:text-transform="none" fo:color="#000000" loext:opacity="100%" style:font-name="apple-system" fo:font-size="8pt" fo:letter-spacing="normal" fo:language="fr" fo:country="FR" fo:font-style="normal" style:text-underline-style="none" fo:font-weight="normal" officeooo:rsid="00152e04" style:font-size-asian="7pt" style:font-size-complex="8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74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 WEB permettant de gérer l’activité de l'association scolaire Les Silusins</text:p>
      <text:p text:style-name="P2"><text:span text:style-name="T1">La solution permet de générer des commandes en associant un objet (magnet, décapsuleur) a un visuel. La solution permet aussi de générer des PDF contenants les visuels demandé pour les commandes</text:span>.</text:p>
      <text:p text:style-name="P2">- <text:span text:style-name="T2">Installation</text:span></text:p>
      <text:p text:style-name="P4">Lancer le serveur local</text:p>
      <text:p text:style-name="P4">- Installation dans MySQL</text:p>
      <text:p text:style-name="P4"><text:tab/>- Lancer le script silusin.sql contenu dans le dossier db</text:p>
      <text:p text:style-name="P5"><text:span text:style-name="T3"><text:tab/>- Dans la base nouvellement créé lancer le script peuplement.sql EN DÉSACTIVANT LA VÉRIFICATION DES</text:span><text:span text:style-name="T4"> CLÉS ÉTRANGÈRES</text:span></text:p>
      <text:p text:style-name="P5"><text:span text:style-name="T4"/></text:p>
      <text:p text:style-name="P3"><text:span text:style-name="T5">- Connexion</text:span></text:p>
      <text:p text:style-name="P4"><text:span text:style-name="T5"/></text:p>
      <text:p text:style-name="P4"><text:span text:style-name="T5">La solution à 2 type d’utilisateurs</text:span></text:p>
      <text:p text:style-name="P4"><text:span text:style-name="T5"><text:tab/>- L’utilisateur qui peut faire une commande (profile par défaut pas besoins de connexion)</text:span></text:p>
      <text:p text:style-name="P4"><text:span text:style-name="T5"><text:s/><text:tab/>- Le contrôleur </text:span><text:span text:style-name="T6">qui peut accéder la la gestion des commandes dont les identifiants de connexion sont Controleur , <text:tab/> <text:s/>Controleur <text:s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11:44:07.611000000</dc:date>
    <meta:editing-duration>PT11M50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1" meta:word-count="121" meta:character-count="780" meta:non-whitespace-character-count="660"/>
  </office:meta>
</office:document-meta>
</file>